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56cm" fo:min-width="2.55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4cm" fo:min-width="2.50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098cm" fo:min-width="0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1.504cm" fo:min-width="9.0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1.504cm" fo:min-width="16.50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3.621cm" fo:min-width="0cm" fo:padding-top="0.152cm" fo:padding-bottom="0.152cm" fo:padding-left="0.277cm" fo:padding-right="0.277cm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draw:marker-start="Extrémités_20_de_20_flèche_20_9" draw:marker-start-width="0.3cm" draw:textarea-vertical-align="middle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bottom" draw:auto-grow-height="false" fo:min-height="15.768cm" fo:min-width="23.768cm"/>
      <style:paragraph-properties style:writing-mode="lr-tb"/>
    </style:style>
    <style:style style:name="gr16" style:family="graphic" style:parent-style-name="standard">
      <style:graphic-properties draw:marker-start="Extrémités_20_de_20_flèche_20_10" draw:marker-start-width="0.3cm" draw:marker-end="Square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Pastel_20_Bouquet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4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6pt" style:font-size-complex="16pt"/>
    </style:style>
    <style:style style:name="T7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2cm" svg:x="3.25cm" svg:y="2.75cm">
          <text:p text:style-name="P1"><text:span text:style-name="T1">Banques Front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3.251cm" svg:y="6.451cm">
          <text:p text:style-name="P1"><text:span text:style-name="T1">Gateway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25cm" svg:height="1.75cm" svg:x="4.75cm" svg:y="4.7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3.25cm" svg:height="2cm" svg:x="5.152cm" svg:y="10.452cm">
          <text:p text:style-name="P1"><text:span text:style-name="T2">Transa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1.053cm" svg:y="10.453cm">
          <text:p text:style-name="P1"><text:span text:style-name="T3">Compen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6.854cm" svg:y="10.454cm">
          <text:p text:style-name="P1"><text:span text:style-name="T4">Ban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75cm" svg:height="2cm" svg:x="9.5cm" svg:y="6.254cm">
          <text:p text:style-name="P1"><text:span text:style-name="T1">OpenID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8.354cm" svg:y="13.654cm">
          <text:p text:style-name="P1"><text:span text:style-name="T5">Not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4.355cm" svg:y="13.655cm">
          <text:p text:style-name="P1"><text:span text:style-name="T1">Pai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7.25cm" svg:height="2cm" svg:x="4.75cm" svg:y="17.355cm">
          <text:p text:style-name="P1"><text:span text:style-name="T1">Message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21.951cm" svg:y="2.751cm">
          <text:p text:style-name="P1"><text:span text:style-name="T1">Manager</text:span><text:span text:style-name="T1"><text:line-break/></text:span><text:span text:style-name="T1">Front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21.952cm" svg:y="6.452cm">
          <text:p text:style-name="P1"><text:span text:style-name="T1">Gateway2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25cm" svg:height="1.75cm" svg:x="23.451cm" svg:y="4.75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6" draw:layer="layout" svg:x1="6.5cm" svg:y1="3.75cm" svg:x2="12.5cm" svg:y2="6cm">
          <text:p text:style-name="P5"><text:span text:style-name="T5">Login</text:span></text:p>
        </draw:line>
        <draw:line draw:style-name="gr7" draw:text-style-name="P3" draw:layer="layout" svg:x1="5cm" svg:y1="8.5cm" svg:x2="6.5cm" svg:y2="10.25cm">
          <text:p/>
        </draw:line>
        <draw:line draw:style-name="gr7" draw:text-style-name="P3" draw:layer="layout" svg:x1="5cm" svg:y1="8.5cm" svg:x2="12.75cm" svg:y2="10.5cm">
          <text:p/>
        </draw:line>
        <draw:line draw:style-name="gr7" draw:text-style-name="P3" draw:layer="layout" svg:x1="5cm" svg:y1="8.535cm" svg:x2="18.75cm" svg:y2="10.5cm">
          <text:p/>
        </draw:line>
        <draw:custom-shape draw:style-name="gr8" draw:text-style-name="P3" draw:layer="layout" svg:width="0.5cm" svg:height="4.899cm" svg:x="6.5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5cm" svg:height="4.899cm" svg:x="12.501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5cm" svg:height="4.899cm" svg:x="18.502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3" draw:layer="layout" svg:x1="6.75cm" svg:y1="12.5cm" svg:x2="9.75cm" svg:y2="13.5cm">
          <text:p/>
        </draw:line>
        <draw:line draw:style-name="gr10" draw:text-style-name="P3" draw:layer="layout" svg:x1="23.5cm" svg:y1="8.5cm" svg:x2="6.75cm" svg:y2="10.25cm">
          <text:p/>
        </draw:line>
        <draw:line draw:style-name="gr11" draw:text-style-name="P3" draw:layer="layout" svg:x1="23.5cm" svg:y1="8.5cm" svg:x2="12.75cm" svg:y2="10.5cm">
          <text:p/>
        </draw:line>
        <draw:line draw:style-name="gr12" draw:text-style-name="P3" draw:layer="layout" svg:x1="23.5cm" svg:y1="8.5cm" svg:x2="18.75cm" svg:y2="10.5cm">
          <text:p/>
        </draw:line>
        <draw:line draw:style-name="gr13" draw:text-style-name="P7" draw:layer="layout" svg:x1="6.5cm" svg:y1="10.25cm" svg:x2="12.25cm" svg:y2="8.25cm">
          <text:p text:style-name="P5"><text:span text:style-name="T6">OAuth2</text:span></text:p>
        </draw:line>
        <draw:line draw:style-name="gr13" draw:text-style-name="P7" draw:layer="layout" svg:x1="13.5cm" svg:y1="10.25cm" svg:x2="13.85cm" svg:y2="8.229cm">
          <text:p text:style-name="P5"><text:span text:style-name="T6">OAuth2</text:span></text:p>
        </draw:line>
        <draw:line draw:style-name="gr14" draw:text-style-name="P8" draw:layer="layout" svg:x1="16.75cm" svg:y1="6.25cm" svg:x2="22cm" svg:y2="3.75cm">
          <text:p text:style-name="P5"><text:span text:style-name="T7">Login</text:span></text:p>
        </draw:line>
        <draw:line draw:style-name="gr13" draw:text-style-name="P7" draw:layer="layout" svg:x1="18.598cm" svg:y1="10.251cm" svg:x2="17.75cm" svg:y2="8.25cm">
          <text:p text:style-name="P5"><text:span text:style-name="T6">OAuth2</text:span></text:p>
        </draw:line>
        <draw:line draw:style-name="gr9" draw:text-style-name="P3" draw:layer="layout" svg:x1="12.25cm" svg:y1="12.5cm" svg:x2="9.75cm" svg:y2="13.524cm">
          <text:p/>
        </draw:line>
        <draw:line draw:style-name="gr9" draw:text-style-name="P3" draw:layer="layout" svg:x1="13.5cm" svg:y1="12.5cm" svg:x2="15.75cm" svg:y2="13.5cm">
          <text:p/>
        </draw:line>
        <draw:custom-shape draw:style-name="gr15" draw:text-style-name="P6" draw:layer="layout" svg:width="26cm" svg:height="17.75cm" svg:x="2cm" svg:y="2cm">
          <text:p text:style-name="P9">Kuberne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layout" svg:x1="4.85cm" svg:y1="2.7cm" svg:x2="4.85cm" svg:y2="1.95cm">
          <text:p/>
        </draw:line>
        <draw:frame draw:style-name="gr17" draw:text-style-name="P10" draw:layer="layout" svg:width="4.4cm" svg:height="0.962cm" svg:x="2.9cm" svg:y="1.15cm">
          <draw:text-box>
            <text:p><text:span text:style-name="T4">Ingres endpoint</text:span></text:p>
          </draw:text-box>
        </draw:frame>
        <draw:line draw:style-name="gr16" draw:text-style-name="P5" draw:layer="layout" svg:x1="23.75cm" svg:y1="2.7cm" svg:x2="23.75cm" svg:y2="1.95cm">
          <text:p/>
        </draw:line>
        <draw:frame draw:style-name="gr17" draw:text-style-name="P10" draw:layer="layout" svg:width="4.4cm" svg:height="0.962cm" svg:x="21.8cm" svg:y="1.15cm">
          <draw:text-box>
            <text:p><text:span text:style-name="T4">Ingres endpoi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1T15:45:47.534901943</meta:creation-date>
    <dc:date>2024-02-06T10:33:19.851126294</dc:date>
    <meta:editing-duration>PT21M51S</meta:editing-duration>
    <meta:editing-cycles>4</meta:editing-cycles>
    <meta:generator>LibreOffice/7.3.7.2$Linux_X86_64 LibreOffice_project/30$Build-2</meta:generator>
    <meta:document-statistic meta:object-count="35"/>
  </office:meta>
</office:document-meta>
</file>